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/>
    <style:font-face style:name="Cascadia Mono" svg:font-family="'Cascadia Mono'" style:font-adornments="Звичайний" style:font-pitch="fixed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6af6e3"/>
    </style:style>
    <style:style style:name="P2" style:family="paragraph" style:parent-style-name="Header_20_left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d5faf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0d5faf" style:font-size-asian="14pt" style:font-name-complex="Times New Roman1" style:font-size-complex="14pt"/>
    </style:style>
    <style:style style:name="P5" style:family="paragraph" style:parent-style-name="Standard" style:master-page-name="">
      <loext:graphic-properties draw:fill="none"/>
      <style:paragraph-properties fo:margin-left="11.899cm" fo:margin-right="0cm" fo:text-indent="0cm" style:auto-text-indent="false" style:page-number="auto" fo:background-color="transparent"/>
      <style:text-properties officeooo:paragraph-rsid="000d5faf"/>
    </style:style>
    <style:style style:name="P6" style:family="paragraph" style:parent-style-name="Standard">
      <loext:graphic-properties draw:fill="none"/>
      <style:paragraph-properties fo:margin-left="11.899cm" fo:margin-right="0cm" fo:text-indent="0cm" style:auto-text-indent="false" fo:background-color="transparent"/>
      <style:text-properties officeooo:paragraph-rsid="000d5faf"/>
    </style:style>
    <style:style style:name="P7" style:family="paragraph" style:parent-style-name="Звичайни_20_текст">
      <style:paragraph-properties fo:break-before="page"/>
    </style:style>
    <style:style style:name="P8" style:family="paragraph" style:parent-style-name="Звичайни_20_текст">
      <style:text-properties fo:font-weight="bold" style:font-weight-asian="bold" style:font-weight-complex="bold"/>
    </style:style>
    <style:style style:name="P9" style:family="paragraph" style:parent-style-name="Звичайни_20_текст">
      <style:paragraph-properties fo:text-align="center" style:justify-single-word="false"/>
      <style:text-properties fo:font-weight="bold" officeooo:rsid="000d5faf" officeooo:paragraph-rsid="000d5faf" style:font-weight-asian="bold" style:font-weight-complex="bold"/>
    </style:style>
    <style:style style:name="P10" style:family="paragraph" style:parent-style-name="Звичайни_20_текст">
      <style:paragraph-properties fo:text-align="center" style:justify-single-word="false"/>
      <style:text-properties fo:font-weight="normal" officeooo:rsid="000d5faf" officeooo:paragraph-rsid="000d5faf" style:font-weight-asian="normal" style:font-weight-complex="normal"/>
    </style:style>
    <style:style style:name="P11" style:family="paragraph" style:parent-style-name="Звичайни_20_текст">
      <style:paragraph-properties fo:text-align="justify" style:justify-single-word="false"/>
      <style:text-properties fo:font-weight="normal" officeooo:rsid="000d5faf" officeooo:paragraph-rsid="000d5faf" style:font-weight-asian="normal" style:font-weight-complex="normal"/>
    </style:style>
    <style:style style:name="P12" style:family="paragraph" style:parent-style-name="Звичайни_20_текст">
      <style:paragraph-properties fo:text-align="justify" style:justify-single-word="false"/>
      <style:text-properties fo:font-weight="normal" officeooo:rsid="000dceb8" officeooo:paragraph-rsid="000dceb8" style:font-weight-asian="normal" style:font-weight-complex="normal"/>
    </style:style>
    <style:style style:name="P13" style:family="paragraph" style:parent-style-name="Звичайни_20_текст">
      <style:paragraph-properties fo:text-align="justify" style:justify-single-word="false"/>
      <style:text-properties fo:font-weight="normal" officeooo:rsid="000dceb8" officeooo:paragraph-rsid="000f056f" style:font-weight-asian="normal" style:font-weight-complex="normal"/>
    </style:style>
    <style:style style:name="P14" style:family="paragraph" style:parent-style-name="Звичайни_20_текст">
      <style:paragraph-properties fo:text-align="justify" style:justify-single-word="false"/>
      <style:text-properties fo:font-weight="normal" officeooo:rsid="000fc759" officeooo:paragraph-rsid="000fc759" style:font-weight-asian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c82c4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adb04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d5faf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officeooo:rsid="001c82c4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056f"/>
    </style:style>
    <style:style style:name="T8" style:family="text">
      <style:text-properties officeooo:rsid="000fc759"/>
    </style:style>
    <style:style style:name="T9" style:family="text">
      <style:text-properties officeooo:rsid="0010e9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іністерство освіти і науки України</text:span></text:p>
      <text:p text:style-name="P3" loext:marker-style-name="T1"><text:span text:style-name="T1">Вінницький національний технічний університет</text:span></text:p>
      <text:p text:style-name="P3" loext:marker-style-name="T1"><text:span text:style-name="T1">Факультет інтелектуальних інформаційних технологій та автоматизації</text:span></text:p>
      <text:p text:style-name="P3" loext:marker-style-name="T1"><text:span text:style-name="T1">Кафедра системного аналізу та інформаційних технологій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1">Звіт</text:span></text:p>
      <text:p text:style-name="P3" loext:marker-style-name="T1"><text:span text:style-name="T1">Про виконання </text:span><text:span text:style-name="T2">практичної</text:span><text:span text:style-name="T1"> роботи №</text:span><text:span text:style-name="T4">3</text:span></text:p>
      <text:p text:style-name="P3" loext:marker-style-name="T1"><text:span text:style-name="T1">З дисципліни «</text:span><text:span text:style-name="T3">Динамічні масиви</text:span><text:span text:style-name="T1">»</text:span></text:p>
      <text:p text:style-name="P3" loext:marker-style-name="T1"><text:span text:style-name="T1">Тема: «Робота зі списком»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1"><text:span text:style-name="T1">Виконав:</text:span></text:p>
      <text:p text:style-name="P6" loext:marker-style-name="T1"><text:span text:style-name="T1">студент групи СА-22Б</text:span></text:p>
      <text:p text:style-name="P6" loext:marker-style-name="T1"><text:span text:style-name="T1">Дудар А.М.</text:span></text:p>
      <text:p text:style-name="P6" loext:marker-style-name="T1"><text:span text:style-name="T1">Перевірив:</text:span></text:p>
      <text:p text:style-name="P6" loext:marker-style-name="T1"><text:span text:style-name="T1">доц. </text:span><text:span text:style-name="T2">Жуков С. О. </text:span></text:p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1">Вінниця 202</text:span><text:span text:style-name="T2">4</text:span></text:p>
      <text:p text:style-name="P7"><text:span text:style-name="T5">Мета:</text:span><text:span text:style-name="T2"> навчитися складати програми для роботи зі списками заданої </text:span>структури та виконувати опрацювання списків.</text:p>
      <text:p text:style-name="P8">Завдання:</text:p>
      <text:p text:style-name="Звичайни_20_текст">В лабораторній роботі необхідно організувати однозвʼязний список згідно з варіантом та передбачити наступні дії:</text:p>
      <text:p text:style-name="Звичайни_20_текст">- додавання елементів до списку;</text:p>
      <text:p text:style-name="Звичайни_20_текст">- вилучення елементів зі списку;</text:p>
      <text:p text:style-name="Звичайни_20_текст">- пошук за заданим ключем;</text:p>
      <text:p text:style-name="Звичайни_20_текст">- друк (виведення) списку;</text:p>
      <text:p text:style-name="Звичайни_20_текст">- розвʼязати задачу згідно з варіантом;</text:p>
      <text:p text:style-name="Звичайни_20_текст">- оцінити сумарну складність отриманої програми згідно О-нотації.</text:p>
      <text:p text:style-name="Звичайни_20_текст">Дано 2 списки, що містять прізвища учнів та номери екзаменаційних білетів. Число перерахунку для квитків – Е, для учнів – К. Визначити номери квитків, що будуть витягнені учнями</text:p>
      <text:p text:style-name="Звичайни_20_текст"/>
      <text:p text:style-name="P9">Хід роботи</text:p>
      <text:p text:style-name="P10"/>
      <text:p text:style-name="P11">В процесі розробки лабораторної роботи було розроблено Класи <text:span text:style-name="T6">Node </text:span>та <text:span text:style-name="T6">CircularLinkedList </text:span>що реалізовують циклічний одновз’язний список.</text:p>
      <text:p text:style-name="P12">Клас Node має в собі метод __init__ що задає дані що зберігаються у вузлі та посилання на наступний елемент.</text:p>
      <text:p text:style-name="P12">Клас CircularLinkedList складається з наступних методів:</text:p>
      <text:p text:style-name="P12">- __init__ – задає посилання на останній елемент списку;</text:p>
      <text:p text:style-name="P12">- addToEmpty – додає вузол до порожнього списку;</text:p>
      <text:p text:style-name="P12">- addAtEnd – додає вузол до кінця списку;</text:p>
      <text:p text:style-name="P12">- addAfter – <text:span text:style-name="T7">додатє вузол з даними після зазначеного індексу</text:span></text:p>
      <text:p text:style-name="P13">- deleteNode – <text:span text:style-name="T7">видаляє вузол з зазначеним індексом</text:span></text:p>
      <text:p text:style-name="P13">- traverse – <text:span text:style-name="T7">проходиться по списку та зберігає данні в масив для роботи з GUI</text:span></text:p>
      <text:p text:style-name="P13"><text:soft-page-break/>- traverseNumber – <text:span text:style-name="T7">працює аналогічно до <text:s/></text:span>traverse, <text:span text:style-name="T7">проте замість довжини масиву приймає кількість елементів які повинні бути у вихідному масиві</text:span></text:p>
      <text:p text:style-name="P13">- search – <text:span text:style-name="T7">знаходить елементи за різноманітними властивостями (ключ, індекс, поєднання ключа та індексу). </text:span></text:p>
      <text:p text:style-name="P14">Також було розроблено програму яка дозволяє взаємодіяти з Зв’язним списком використовуючи графічний інтерфейс користувач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/>
    <style:font-face style:name="Cascadia Mono" svg:font-family="'Cascadia Mono'" style:font-adornments="Звичайний" style:font-pitch="fixed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uk" fo:country="U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uk" fo:country="UA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Noto Sans Devanagari" style:font-family-complex="'Noto Sans Devanagari'" style:font-family-generic-complex="swiss"/>
    </style:style>
    <style:style style:name="Для_20_курсових" style:display-name="Для курсових" style:family="paragraph" style:master-page-name="">
      <style:paragraph-properties fo:line-height="150%" fo:text-align="justify" style:justify-single-word="false" fo:text-indent="1.251cm" style:auto-text-indent="false" style:page-number="auto">
        <style:tab-stops/>
      </style:paragraph-properties>
    </style:style>
    <style:style style:name="Заголовок_20_1_20_курсова" style:display-name="Заголовок 1 курсова" style:family="paragraph" style:parent-style-name="Для_20_курсових" style:default-outline-level="1" style:list-style-name="Numbering_20_123" style:master-page-name="">
      <style:paragraph-properties fo:margin-left="0cm" fo:text-align="center" style:justify-single-word="false" fo:text-indent="1.251cm" style:auto-text-indent="false" style:page-number="auto">
        <style:tab-stops/>
      </style:paragraph-properties>
      <style:text-properties fo:text-transform="uppercase" fo:font-weight="bold"/>
    </style:style>
    <style:style style:name="Заголовок_20_2_20_курсова" style:display-name="Заголовок 2 курсова" style:family="paragraph" style:parent-style-name="Для_20_курсових" style:default-outline-level="2" style:list-style-name="Numbering_20_123" style:master-page-name="">
      <style:paragraph-properties fo:margin-left="0cm" fo:text-indent="1.251cm" style:auto-text-indent="false" style:page-number="auto">
        <style:tab-stops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Звичайни_20_текст" style:display-name="Звичайни текст" style:family="paragraph" style:parent-style-name="Для_20_курсових"/>
    <style:style style:name="Теги" style:family="paragraph" style:parent-style-name="Для_20_курсових">
      <style:text-properties fo:text-transform="uppercase"/>
    </style:style>
    <style:style style:name="Списки" style:family="paragraph" style:parent-style-name="Для_20_курсових" style:list-style-name="List_20_2">
      <style:paragraph-properties fo:margin-left="0cm" fo:text-indent="1.251cm" style:auto-text-indent="false"/>
    </style:style>
    <style:style style:name="Код" style:family="paragraph" style:parent-style-name="Для_20_курсових" style:master-page-name="">
      <style:paragraph-properties fo:text-indent="0cm" style:auto-text-indent="false" style:page-number="auto"/>
      <style:text-properties style:font-name="Cascadia Mono" fo:font-family="'Cascadia Mono'" style:font-style-name="Звичайний" style:font-pitch="fixed"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Рис." style:family="paragraph" style:parent-style-name="Caption"/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1" style:display-name="Heading 1" style:family="paragraph" style:parent-style-name="Standard" style:default-outline-level="1" style:list-style-name="WWNum2" style:class="text">
      <style:paragraph-properties fo:margin-right="2.185cm" fo:margin-top="0.157cm" fo:margin-bottom="0cm" style:contextual-spacing="false" fo:text-align="center" style:justify-single-word="false" fo:orphans="0" fo:widows="0"/>
      <style:text-properties style:font-name="Times New Roman" fo:font-family="'Times New Roman'" style:font-family-generic="roman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true"/>
      <style:text-properties style:font-name="Calibri Light" fo:font-family="'Calibri Light'" style:font-family-generic="roman" fo:font-size="28pt" fo:letter-spacing="-0.018cm" style:font-size-asian="28pt" style:font-size-complex="28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Немає" style:family="text"/>
    <style:style style:name="Hyperlink.0" style:family="text" style:parent-style-name="Немає">
      <style:text-properties fo:language="ru" fo:country="RU"/>
    </style:style>
    <style:style style:name="Немає_20_A" style:display-name="Немає A" style:family="text"/>
    <style:style style:name="Index_20_Link" style:display-name="Index Link" style:family="text"/>
    <style:style style:name="ListLabel_20_262" style:display-name="ListLabel 262" style:family="text"/>
    <style:style style:name="ListLabel_20_263" style:display-name="ListLabel 263" style:family="text">
      <style:text-properties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text-scale="100%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154" style:display-name="ListLabel 154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draw:opacity="100%" fo:padding="0.15cm" fo:border="none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0.079cm" fo:margin-left="1.251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3.2" style:num-suffix="3.2" style:num-format="" text:start-value="2">
        <style:list-level-properties text:list-level-position-and-space-mode="label-alignment">
          <style:list-level-label-alignment text:label-followed-by="listtab" fo:text-indent="-0.741cm" fo:margin-left="2.967cm"/>
        </style:list-level-properties>
      </text:list-level-style-number>
      <text:list-level-style-number text:level="2" text:style-name="ListLabel_20_263" loext:num-list-format="%1%.%2%.4" style:num-suffix=".4" style:num-format="1" text:display-levels="2">
        <style:list-level-properties text:list-level-position-and-space-mode="label-alignment">
          <style:list-level-label-alignment text:label-followed-by="listtab" fo:text-indent="-0.741cm" fo:margin-left="2.967cm"/>
        </style:list-level-properties>
      </text:list-level-style-number>
      <text:list-level-style-bullet text:level="3" text:style-name="ListLabel_20_264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5.935cm"/>
        </style:list-level-properties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7.421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8.908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0.395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1.88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3.367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741cm" fo:margin-left="14.8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6af6e3"/>
    </style:style>
    <style:style style:name="MP2" style:family="paragraph" style:parent-style-name="Header_20_left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Починати_20_нумерацію" style:display-name="Починати нумерацію" style:page-layout-name="Mpm2" draw:style-name="Mdp1"/>
    <style:master-page style:name="Розрив" style:page-layout-name="Mpm9" draw:style-name="Mdp1">
      <style:header>
        <text:p text:style-name="MP1"><text:bookmark-start text:name="PageNumWizard_HEADER_Розрив2"/><text:page-number text:select-page="current">0</text:page-number><text:bookmark-end text:name="PageNumWizard_HEADER_Розрив2"/></text:p>
      </style:header>
      <style:header-left>
        <text:p text:style-name="MP2"><text:bookmark-start text:name="PageNumWizard_HEADER_Розрив3"/><text:page-number text:select-page="current">0</text:page-number><text:bookmark-end text:name="PageNumWizard_HEADER_Розрив3"/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9:33:58.101230972</meta:creation-date>
    <dc:title>Лаби/Курсові</dc:title>
    <meta:editing-duration>PT19M30S</meta:editing-duration>
    <meta:editing-cycles>4</meta:editing-cycles>
    <meta:generator>LibreOffice/24.2.2.1$Linux_X86_64 LibreOffice_project/420$Build-1</meta:generator>
    <dc:date>2024-04-15T20:20:23.146926013</dc:date>
    <meta:document-statistic meta:table-count="0" meta:image-count="0" meta:object-count="0" meta:page-count="3" meta:paragraph-count="39" meta:word-count="279" meta:character-count="2012" meta:non-whitespace-character-count="1759"/>
    <meta:template xlink:type="simple" xlink:actuate="onRequest" xlink:title="Лаби/Курсові" xlink:href="../../../../../.config/libreoffice/4/user/template/UserTemplate.ott" meta:date="2024-04-15T19:33:57.773102422"/>
  </office:meta>
</office:document-meta>
</file>